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1" style:family="paragraph">
      <style:text-properties fo:color="#FF0000" fo:language="en" fo:country="GB"/>
    </style:style>
    <style:style style:name="P3" style:parent-style-name="Paragrafoelenco" style:list-style-name="LFO1" style:family="paragraph">
      <style:text-properties fo:color="#FF0000" fo:language="en" fo:country="GB"/>
    </style:style>
    <style:style style:name="P4" style:parent-style-name="Paragrafoelenco" style:list-style-name="LFO1" style:family="paragraph">
      <style:text-properties fo:color="#FF0000" fo:language="en" fo:country="GB"/>
    </style:style>
    <style:style style:name="P5" style:parent-style-name="Paragrafoelenco" style:list-style-name="LFO1" style:family="paragraph">
      <style:text-properties fo:language="en" fo:country="GB"/>
    </style:style>
    <style:style style:name="P6" style:parent-style-name="Paragrafoelenco" style:list-style-name="LFO1" style:family="paragraph"/>
    <style:style style:name="T7" style:parent-style-name="Car.predefinitoparagrafo" style:family="text">
      <style:text-properties fo:color="#FF0000" fo:language="en" fo:country="GB"/>
    </style:style>
    <style:style style:name="P8" style:parent-style-name="Paragrafoelenco" style:list-style-name="LFO1" style:family="paragraph">
      <style:text-properties fo:language="en" fo:country="GB"/>
    </style:style>
    <style:style style:name="P9" style:parent-style-name="Paragrafoelenco" style:list-style-name="LFO1" style:family="paragraph">
      <style:text-properties fo:language="en" fo:country="GB"/>
    </style:style>
    <style:style style:name="P10" style:parent-style-name="Paragrafoelenco" style:list-style-name="LFO1" style:family="paragraph">
      <style:text-properties fo:color="#FF0000" fo:language="en" fo:country="GB"/>
    </style:style>
    <style:style style:name="P11" style:parent-style-name="Paragrafoelenco" style:list-style-name="LFO1" style:family="paragraph">
      <style:text-properties fo:language="en" fo:country="GB"/>
    </style:style>
    <style:style style:name="P12" style:parent-style-name="Paragrafoelenco" style:list-style-name="LFO1" style:family="paragraph">
      <style:text-properties fo:language="en" fo:country="GB"/>
    </style:style>
    <style:style style:name="P13" style:parent-style-name="Paragrafoelenco" style:list-style-name="LFO1" style:family="paragraph">
      <style:text-properties fo:language="en" fo:country="GB"/>
    </style:style>
    <style:style style:name="P14" style:parent-style-name="Paragrafoelenco" style:list-style-name="LFO1" style:family="paragraph">
      <style:text-properties fo:language="en" fo:country="GB"/>
    </style:style>
    <style:style style:name="P15" style:parent-style-name="Normale" style:family="paragraph">
      <style:text-properties fo:language="en" fo:country="GB"/>
    </style:style>
    <style:style style:name="P16" style:parent-style-name="Normale" style:family="paragraph">
      <style:text-properties fo:language="en" fo:country="GB"/>
    </style:style>
    <style:style style:name="P17" style:parent-style-name="Paragrafoelenco" style:list-style-name="LFO2" style:family="paragraph">
      <style:text-properties fo:language="en" fo:country="GB"/>
    </style:style>
    <style:style style:name="P18" style:parent-style-name="Paragrafoelenco" style:list-style-name="LFO2" style:family="paragraph">
      <style:text-properties fo:language="en" fo:country="GB"/>
    </style:style>
    <style:style style:name="P19" style:parent-style-name="Paragrafoelenco" style:list-style-name="LFO2" style:family="paragraph">
      <style:text-properties fo:language="en" fo:country="GB"/>
    </style:style>
    <style:style style:name="P20" style:parent-style-name="Paragrafoelenco" style:list-style-name="LFO2" style:family="paragraph">
      <style:text-properties fo:language="en" fo:country="GB"/>
    </style:style>
    <style:style style:name="P21" style:parent-style-name="Paragrafoelenco" style:list-style-name="LFO2" style:family="paragraph">
      <style:text-properties fo:language="en" fo:country="GB"/>
    </style:style>
    <style:style style:name="P22" style:parent-style-name="Normale" style:family="paragraph">
      <style:text-properties fo:language="en" fo:country="GB"/>
    </style:style>
    <style:style style:name="P23" style:parent-style-name="Normale" style:family="paragraph">
      <style:text-properties fo:language="en" fo:country="GB"/>
    </style:style>
    <style:style style:name="P24" style:parent-style-name="Normale" style:family="paragraph">
      <style:text-properties fo:language="en" fo:country="GB"/>
    </style:style>
    <style:style style:name="P25" style:parent-style-name="Paragrafoelenco" style:list-style-name="LFO3" style:family="paragraph">
      <style:text-properties fo:language="en" fo:country="GB"/>
    </style:style>
    <style:style style:name="P26" style:parent-style-name="Normale" style:family="paragraph">
      <style:text-properties fo:language="en" fo:country="GB"/>
    </style:style>
    <style:style style:name="P27" style:parent-style-name="Normale" style:family="paragraph">
      <style:text-properties fo:language="en" fo:country="GB"/>
    </style:style>
    <style:style style:name="P28" style:parent-style-name="Normale" style:family="paragraph">
      <style:text-properties fo:language="en" fo:country="GB"/>
    </style:style>
    <style:style style:name="P29" style:parent-style-name="Normale" style:family="paragraph">
      <style:text-properties fo:language="en" fo:country="GB"/>
    </style:style>
    <style:style style:name="T30" style:parent-style-name="Car.predefinitoparagrafo" style:family="text">
      <style:text-properties fo:language="en" fo:country="GB"/>
    </style:style>
    <style:style style:name="T31" style:parent-style-name="Car.predefinitoparagrafo" style:family="text">
      <style:text-properties fo:language="en" fo:country="GB"/>
    </style:style>
    <style:style style:name="T32" style:parent-style-name="Car.predefinitoparagrafo" style:family="text">
      <style:text-properties fo:language="en" fo:country="GB"/>
    </style:style>
    <style:style style:name="T33" style:parent-style-name="Car.predefinitoparagrafo" style:family="text">
      <style:text-properties style:font-name="Wingdings" style:font-name-asian="Wingdings" style:font-name-complex="Wingdings" fo:language="en" fo:country="GB"/>
    </style:style>
    <style:style style:name="T34" style:parent-style-name="Car.predefinitoparagrafo" style:family="text">
      <style:text-properties fo:language="en" fo:country="GB"/>
    </style:style>
    <style:style style:name="T35" style:parent-style-name="Car.predefinitoparagrafo" style:family="text">
      <style:text-properties fo:language="en" fo:country="GB"/>
    </style:style>
    <style:style style:name="T36" style:parent-style-name="Car.predefinitoparagrafo" style:family="text">
      <style:text-properties style:font-name="Wingdings" style:font-name-asian="Wingdings" style:font-name-complex="Wingdings" fo:language="en" fo:country="GB"/>
    </style:style>
  </office:automatic-styles>
  <office:body>
    <office:text text:use-soft-page-breaks="true">
      <text:p text:style-name="P1">GOALS</text:p>
      <text:list text:style-name="LFO1" text:continue-numbering="true">
        <text:list-item>
          <text:p text:style-name="P2">Allow<text:s/>individuals to become registered users of Data4Help</text:p>
        </text:list-item>
        <text:list-item>
          <text:p text:style-name="P3">Allow<text:s/>users to sign up for AutomatedSOS service</text:p>
        </text:list-item>
        <text:list-item>
          <text:p text:style-name="P4">Provide<text:s/>the registration to<text:s/>third parties<text:s/>who want<text:s/>access to users’ data</text:p>
        </text:list-item>
        <text:list-item>
          <text:p text:style-name="P5">Give third parties access to<text:s/>users’<text:s/>data, only if<text:s/>they<text:s/>are authorized</text:p>
          <text:list text:continue-numbering="true">
            <text:list-item>
              <text:p text:style-name="P6"><text:span text:style-name="T7">Give access to data of a specific user, only if he has previously accepted the request</text:span></text:p>
            </text:list-item>
            <text:list-item>
              <text:p text:style-name="P8">Give access to anonymized data of group only if the number of individuals whose data satisfy the request is higher than 1000</text:p>
            </text:list-item>
          </text:list>
        </text:list-item>
        <text:list-item>
          <text:p text:style-name="P9">Allow third parties to subscribe to new data and to receive them as soon they are produced</text:p>
        </text:list-item>
        <text:list-item>
          <text:p text:style-name="P10">Allow customers to insert personal data and information about their body<text:s/>measurements (e.g. weight, height, ecc.)</text:p>
        </text:list-item>
        <text:list-item>
          <text:p text:style-name="P11">If some parameters of health status are below certain threshold, send an ambulance to the user location, with a reaction time less than 5 seconds</text:p>
        </text:list-item>
        <text:list-item>
          <text:p text:style-name="P12">Allow users<text:s/>to keep track of their health status<text:s/>at any time</text:p>
        </text:list-item>
        <text:list-item>
          <text:p text:style-name="P13">Allow<text:s/>users to<text:s/>withdraw the authorisation<text:s/>to third parties to access their data<text:s/></text:p>
        </text:list-item>
        <text:list-item>
          <text:p text:style-name="P14">Allow users to change<text:s/>his own associated device<text:s/>without any data loss</text:p>
        </text:list-item>
      </text:list>
      <text:p text:style-name="P15"/>
      <text:p text:style-name="P16">DOMAIN ASSUMPTION</text:p>
      <text:list text:style-name="LFO2" text:continue-numbering="true">
        <text:list-item>
          <text:p text:style-name="P17">Accurate individuals’ locations are known by GPS</text:p>
        </text:list-item>
        <text:list-item>
          <text:p text:style-name="P18">Data gathered from devices are correctly measured<text:s/></text:p>
        </text:list-item>
        <text:list-item>
          <text:p text:style-name="P19">Data provided by the users are assumed to be correct</text:p>
        </text:list-item>
        <text:list-item>
          <text:p text:style-name="P20">The device<text:s/>where<text:s/>TrackMe<text:s/>is running<text:s/>on can provide at<text:s/>least the essential data about health status: heart rate, body temperature, blood pressure and respiratory rate.</text:p>
        </text:list-item>
        <text:list-item>
          <text:p text:style-name="P21"/>
        </text:list-item>
      </text:list>
      <text:p text:style-name="P22"/>
      <text:p text:style-name="P23"/>
      <text:p text:style-name="P24">REQUIREMENTS</text:p>
      <text:list text:style-name="LFO3" text:continue-numbering="true">
        <text:list-item>
          <text:p text:style-name="P25">Monitor the health status of subscribed customers</text:p>
        </text:list-item>
      </text:list>
      <text:p text:style-name="P26"/>
      <text:p text:style-name="P27"/>
      <text:p text:style-name="P28">NOTE:<text:line-break/></text:p>
      <text:p text:style-name="P29">Definire voci:</text:p>
      <text:p text:style-name="Normale"><text:span text:style-name="T30">U</text:span><text:span text:style-name="T31">ser</text:span><text:span text:style-name="T32"><text:s/></text:span><text:span text:style-name="T33"></text:span><text:span text:style-name="T34"><text:s/></text:span><text:span text:style-name="T35">private customer that have been registered user</text:span></text:p>
      <text:soft-page-break/>
      <text:p text:style-name="Normale">Individuals<text:s/><text:span text:style-name="T36"></text:span><text:s/>utententi non ancora registrati<text:s/></text:p>
      <text:p text:style-name="Normale">Third parties -&gt; compagni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Urbano</meta:initial-creator>
    <dc:creator>Antonio Urbano</dc:creator>
    <meta:creation-date>2018-10-22T12:55:00Z</meta:creation-date>
    <dc:date>2018-10-24T14:23:00Z</dc:date>
    <meta:template xlink:href="Normal.dotm" xlink:type="simple"/>
    <meta:editing-cycles>8</meta:editing-cycles>
    <meta:editing-duration>PT10560S</meta:editing-duration>
    <meta:document-statistic meta:page-count="2" meta:paragraph-count="3" meta:word-count="237" meta:character-count="1585" meta:row-count="11" meta:non-whitespace-character-count="1351"/>
  </office:meta>
</office:document-meta>
</file>